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3000002C3C8CABA7C.png" manifest:media-type="image/png"/>
  <manifest:file-entry manifest:full-path="Pictures/1000000000000A00000005859E906FDA.png" manifest:media-type="image/png"/>
  <manifest:file-entry manifest:full-path="Pictures/100000000000078000000438E691292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gBoldPixel" svg:font-family="BigBoldPixel" style:font-pitch="variable"/>
    <style:font-face style:name="DejaVu Sans" svg:font-family="'DejaVu Sans'" style:font-family-generic="system" style:font-pitch="variable"/>
    <style:font-face style:name="Fixedsys Excelsior" svg:font-family="'Fixedsys Excelsior'" style:font-pitch="variable"/>
    <style:font-face style:name="Gothamono v0.2" svg:font-family="'Gothamono v0.2'" style:font-pitch="variable"/>
    <style:font-face style:name="Greybeard 22px" svg:font-family="'Greybeard 22px'" style:font-adornments="Bold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m6x11" svg:font-family="m6x11" style:font-pitch="variable"/>
    <style:font-face style:name="mx" svg:font-family="mx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text-properties style:font-name="m6x11" fo:font-size="80pt" fo:font-weight="normal" style:font-size-asian="80pt" style:font-weight-asian="normal" style:font-size-complex="80pt" style:font-weight-complex="normal"/>
    </style:style>
    <style:style style:name="P2" style:family="paragraph">
      <style:text-properties style:font-name="m6x11"/>
    </style:style>
    <style:style style:name="P3" style:family="paragraph">
      <loext:graphic-properties draw:fill-color="#ffffff"/>
      <style:text-properties style:font-name="m6x11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font-name="m6x11" fo:font-size="80pt" fo:font-weight="normal" style:font-size-asian="80pt" style:font-weight-asian="normal" style:font-size-complex="8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1.816cm" presentation:class="title" presentation:user-transformed="true">
          <draw:text-box>
            <text:p text:style-name="P1"><text:span text:style-name="T1">Boxxy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Code exploration and debugging tool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5" draw:layer="layout" svg:width="27.999cm" svg:height="15.749cm" svg:x="0.028cm" svg:y="0.012cm">
          <draw:image xlink:href="Pictures/100000000000078000000438E69129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5" draw:layer="layout" svg:width="27.999cm" svg:height="15.453cm" svg:x="0.028cm" svg:y="0.16cm">
          <draw:image xlink:href="Pictures/1000000000000A00000005859E906F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5" draw:layer="layout" svg:width="18.956cm" svg:height="15.749cm" svg:x="4.55cm" svg:y="0.012cm">
          <draw:image xlink:href="Pictures/1000000100000353000002C3C8CABA7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gBoldPixel" svg:font-family="BigBoldPixel" style:font-pitch="variable"/>
    <style:font-face style:name="DejaVu Sans" svg:font-family="'DejaVu Sans'" style:font-family-generic="system" style:font-pitch="variable"/>
    <style:font-face style:name="Fixedsys Excelsior" svg:font-family="'Fixedsys Excelsior'" style:font-pitch="variable"/>
    <style:font-face style:name="Gothamono v0.2" svg:font-family="'Gothamono v0.2'" style:font-pitch="variable"/>
    <style:font-face style:name="Greybeard 22px" svg:font-family="'Greybeard 22px'" style:font-adornments="Bold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m6x11" svg:font-family="m6x11" style:font-pitch="variable"/>
    <style:font-face style:name="mx" svg:font-family="mx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8T12:28:22.085416262</meta:creation-date>
    <dc:date>2025-10-18T13:29:32.747579882</dc:date>
    <meta:editing-duration>PT49M18S</meta:editing-duration>
    <meta:editing-cycles>1</meta:editing-cycles>
    <meta:document-statistic meta:object-count="34"/>
    <meta:generator>LibreOffice/24.2.7.2$Linux_X86_64 LibreOffice_project/420$Build-2</meta:generator>
  </office:meta>
</office:document-meta>
</file>